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5b6b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officeooo:rsid="00045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nie@donie-ThinkPad-T430</text:span>:<text:span text:style-name="T2">~</text:span>$ echo ‘Hello World’</text:p>
      <text:p text:style-name="Preformatted_20_Text">Hello World</text:p>
      <text:p text:style-name="Preformatted_20_Text"><text:span text:style-name="T1">donie@donie-ThinkPad-T430</text:span>:<text:span text:style-name="T2">~</text:span>$ touch scripts.sh</text:p>
      <text:p text:style-name="Preformatted_20_Text"><text:span text:style-name="T1">donie@donie-ThinkPad-T430</text:span>:<text:span text:style-name="T2">~</text:span>$ nano scripts.sh</text:p>
      <text:p text:style-name="Preformatted_20_Text"><text:span text:style-name="T1">donie@donie-ThinkPad-T430</text:span>:<text:span text:style-name="T2">~</text:span>$ bash scripts.sh</text:p>
      <text:p text:style-name="Preformatted_20_Text">Hello World</text:p>
      <text:p text:style-name="Preformatted_20_Text"><text:span text:style-name="T1">donie@donie-ThinkPad-T430</text:span>:<text:span text:style-name="T2">~</text:span>$ chmod a+x scripts.sh</text:p>
      <text:p text:style-name="Preformatted_20_Text"><text:span text:style-name="T1">donie@donie-ThinkPad-T430</text:span>:<text:span text:style-name="T2">~</text:span>$ ./scripts.sh</text:p>
      <text:p text:style-name="P2">Hello World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4:28:37.028625312</meta:creation-date>
    <dc:date>2022-04-05T14:44:16.513823210</dc:date>
    <meta:editing-duration>PT5M29S</meta:editing-duration>
    <meta:editing-cycles>1</meta:editing-cycles>
    <meta:document-statistic meta:table-count="0" meta:image-count="0" meta:object-count="0" meta:page-count="1" meta:paragraph-count="9" meta:word-count="25" meta:character-count="303" meta:non-whitespace-character-count="287"/>
    <meta:generator>LibreOffice/6.4.7.2$Linux_X86_64 LibreOffice_project/40$Build-2</meta:generator>
  </office:meta>
</office:document-meta>
</file>